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6.7in" table:align="left"/>
    </style:style>
    <style:style style:name="Table1.A" style:family="table-column">
      <style:table-column-properties style:column-width="2.7778in"/>
    </style:style>
    <style:style style:name="Table1.B" style:family="table-column">
      <style:table-column-properties style:column-width="3.9222in"/>
    </style:style>
    <style:style style:name="Table1.1" style:family="table-row">
      <style:table-row-properties style:min-row-height="0.7556in"/>
    </style:style>
    <style:style style:name="Table1.A1" style:family="table-cell">
      <style:table-cell-properties style:vertical-align="middle" fo:padding="0.0201in" fo:border="none"/>
    </style:style>
    <style:style style:name="Table2" style:family="table">
      <style:table-properties style:width="6.7in" table:align="margins"/>
    </style:style>
    <style:style style:name="Table2.A" style:family="table-column">
      <style:table-column-properties style:column-width="3.35in" style:rel-column-width="32767*"/>
    </style:style>
    <style:style style:name="Table2.B" style:family="table-column">
      <style:table-column-properties style:column-width="3.35in" style:rel-column-width="32768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7in" table:align="left"/>
    </style:style>
    <style:style style:name="Table3.A" style:family="table-column">
      <style:table-column-properties style:column-width="0.3688in"/>
    </style:style>
    <style:style style:name="Table3.B" style:family="table-column">
      <style:table-column-properties style:column-width="0.759in"/>
    </style:style>
    <style:style style:name="Table3.C" style:family="table-column">
      <style:table-column-properties style:column-width="0.7368in"/>
    </style:style>
    <style:style style:name="Table3.D" style:family="table-column">
      <style:table-column-properties style:column-width="0.9243in"/>
    </style:style>
    <style:style style:name="Table3.E" style:family="table-column">
      <style:table-column-properties style:column-width="0.5083in"/>
    </style:style>
    <style:style style:name="Table3.F" style:family="table-column">
      <style:table-column-properties style:column-width="1.0938in"/>
    </style:style>
    <style:style style:name="Table3.G" style:family="table-column">
      <style:table-column-properties style:column-width="0.6944in"/>
    </style:style>
    <style:style style:name="Table3.H" style:family="table-column">
      <style:table-column-properties style:column-width="1.0229in"/>
    </style:style>
    <style:style style:name="Table3.I" style:family="table-column">
      <style:table-column-properties style:column-width="0.5917in"/>
    </style:style>
    <style:style style:name="Table3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166c67a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>
        <style:tab-stops>
          <style:tab-stop style:position="0.8799in"/>
          <style:tab-stop style:position="4.0047in"/>
        </style:tab-stops>
      </style:paragraph-properties>
      <style:text-properties officeooo:paragraph-rsid="014cb07a"/>
    </style:style>
    <style:style style:name="P4" style:family="paragraph" style:parent-style-name="Standard">
      <style:paragraph-properties fo:text-align="center" style:justify-single-word="false">
        <style:tab-stops>
          <style:tab-stop style:position="0.8799in"/>
          <style:tab-stop style:position="4.0047in"/>
        </style:tab-stops>
      </style:paragraph-properties>
      <style:text-properties officeooo:paragraph-rsid="015125e9"/>
    </style:style>
    <style:style style:name="P5" style:family="paragraph" style:parent-style-name="Standard">
      <style:paragraph-properties fo:text-align="center" style:justify-single-word="false">
        <style:tab-stops>
          <style:tab-stop style:position="0.2547in"/>
          <style:tab-stop style:position="4.1898in"/>
        </style:tab-stops>
      </style:paragraph-properties>
      <style:text-properties officeooo:paragraph-rsid="015125e9"/>
    </style:style>
    <style:style style:name="P6" style:family="paragraph" style:parent-style-name="Standard">
      <style:paragraph-properties fo:text-align="center" style:justify-single-word="false">
        <style:tab-stops>
          <style:tab-stop style:position="4.5602in"/>
        </style:tab-stops>
      </style:paragraph-properties>
      <style:text-properties officeooo:paragraph-rsid="015125e9"/>
    </style:style>
    <style:style style:name="P7" style:family="paragraph" style:parent-style-name="Standard">
      <style:paragraph-properties fo:text-align="center" style:justify-single-word="false">
        <style:tab-stops>
          <style:tab-stop style:position="5in"/>
        </style:tab-stops>
      </style:paragraph-properties>
      <style:text-properties officeooo:paragraph-rsid="015125e9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.5pt" fo:font-style="normal" style:text-underline-style="none" fo:font-weight="normal" officeooo:rsid="015d23fa" officeooo:paragraph-rsid="0168cb6b" style:text-blinking="false" fo:background-color="transparent" style:font-name-asian="Times New Roman3" style:font-size-asian="12.5pt" style:font-style-asian="normal" style:font-weight-asian="normal" style:font-size-complex="12.5pt" style:font-style-complex="normal" style:font-weight-complex="normal"/>
    </style:style>
    <style:style style:name="P9" style:family="paragraph" style:parent-style-name="Standard">
      <style:text-properties style:font-name="Times New Roman1" fo:font-size="12.5pt" style:font-size-asian="12.5pt" style:font-size-complex="12.5pt"/>
    </style:style>
    <style:style style:name="P10" style:family="paragraph" style:parent-style-name="Standard" style:master-page-name="">
      <loext:graphic-properties draw:fill="none"/>
      <style:paragraph-properties fo:margin-left="0.25in" fo:margin-right="0in" fo:text-align="start" style:justify-single-word="false" fo:text-indent="0in" style:auto-text-indent="false" style:page-number="auto" fo:background-color="transparent"/>
      <style:text-properties officeooo:paragraph-rsid="015e2e31"/>
    </style:style>
    <style:style style:name="P11" style:family="paragraph" style:parent-style-name="Standard" style:master-page-name="">
      <loext:graphic-properties draw:fill="none"/>
      <style:paragraph-properties fo:margin-left="0.25in" fo:margin-right="0in" fo:text-align="start" style:justify-single-word="false" fo:text-indent="-0.25in" style:auto-text-indent="false" style:page-number="auto" fo:background-color="transparent"/>
    </style:style>
    <style:style style:name="P12" style:family="paragraph" style:parent-style-name="Standard">
      <style:paragraph-properties fo:break-before="page"/>
      <style:text-properties style:font-name="Times New Roman1" fo:font-size="12.5pt" style:font-size-asian="12.5pt" style:font-size-complex="12.5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1" fo:font-size="11pt" style:font-size-asian="11pt" style:font-size-complex="11pt"/>
    </style:style>
    <style:style style:name="P14" style:family="paragraph" style:parent-style-name="Table_20_Contents">
      <style:paragraph-properties fo:margin-top="0.0138in" fo:margin-bottom="0.0138in" loext:contextual-spacing="false" fo:line-height="129%" fo:text-align="center" style:justify-single-word="false" style:writing-mode="lr-tb"/>
      <style:text-properties style:font-name="Times New Roman1"/>
    </style:style>
    <style:style style:name="P15" style:family="paragraph" style:parent-style-name="Table_20_Contents">
      <style:paragraph-properties fo:margin-top="0.0138in" fo:margin-bottom="0.0138in" loext:contextual-spacing="false" fo:line-height="12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3pt" fo:font-style="normal" style:text-underline-style="none" fo:font-weight="bold" style:text-blinking="false" fo:background-color="transparent"/>
    </style:style>
    <style:style style:name="P16" style:family="paragraph" style:parent-style-name="Table_20_Contents">
      <style:paragraph-properties fo:margin-top="0in" fo:margin-bottom="0.111in" loext:contextual-spacing="false" fo:line-height="129%" fo:text-align="center" style:justify-single-word="false" style:writing-mode="lr-tb"/>
      <style:text-properties style:font-name="Times New Roman1"/>
    </style:style>
    <style:style style:name="P17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bold" style:text-blinking="false" fo:background-color="transparent" style:font-size-asian="11pt" style:font-size-complex="11pt"/>
    </style:style>
    <style:style style:name="P18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style:text-blinking="false" fo:background-color="transparent" style:font-size-asian="11pt" style:font-size-complex="11pt"/>
    </style:style>
    <style:style style:name="P19" style:family="paragraph" style:parent-style-name="Table_20_Contents">
      <style:paragraph-properties fo:margin-top="0in" fo:margin-bottom="0in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2" fo:font-size="13pt" fo:font-style="normal" style:text-underline-style="none" fo:font-weight="normal" officeooo:paragraph-rsid="016c35e6" style:text-blinking="false" fo:background-color="transparent"/>
    </style:style>
    <style:style style:name="P20" style:family="paragraph" style:parent-style-name="Text_20_body">
      <style:paragraph-properties fo:margin-top="0in" fo:margin-bottom="0in" loext:contextual-spacing="false" fo:line-height="12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/>
    </style:style>
    <style:style style:name="P21" style:family="paragraph" style:parent-style-name="Text_20_body">
      <style:paragraph-properties fo:margin-top="0in" fo:margin-bottom="0in" loext:contextual-spacing="false" fo:line-height="12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3pt" fo:font-style="normal" style:text-underline-style="none" fo:font-weight="bold" style:text-blinking="false" fo:background-color="transparent"/>
    </style:style>
    <style:style style:name="P22" style:family="paragraph" style:parent-style-name="Text_20_body">
      <style:paragraph-properties fo:margin-top="0in" fo:margin-bottom="0in" loext:contextual-spacing="false" fo:line-height="156%" fo:text-align="justify" style:justify-single-word="false" style:writing-mode="lr-tb"/>
      <style:text-properties fo:font-weight="normal" officeooo:paragraph-rsid="0175311f"/>
    </style:style>
    <style:style style:name="P23" style:family="paragraph" style:parent-style-name="Text_20_body">
      <style:paragraph-properties fo:margin-top="0in" fo:margin-bottom="0in" loext:contextual-spacing="false" fo:line-height="156%" fo:text-align="justify" style:justify-single-word="false" style:writing-mode="lr-tb"/>
      <style:text-properties fo:font-weight="normal" officeooo:paragraph-rsid="017757b5"/>
    </style:style>
    <style:style style:name="P24" style:family="paragraph" style:parent-style-name="Table_20_Contents">
      <style:paragraph-properties fo:margin-left="0in" fo:margin-right="0in" fo:margin-top="0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2" fo:font-size="13pt" fo:font-style="normal" style:text-underline-style="none" fo:font-weight="normal" officeooo:paragraph-rsid="016c35e6" style:text-blinking="false" fo:background-color="transparent"/>
    </style:style>
    <style:style style:name="P25" style:family="paragraph" style:parent-style-name="Table_20_Contents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2" fo:font-size="13pt" fo:font-style="normal" style:text-underline-style="none" fo:font-weight="normal" officeooo:paragraph-rsid="016c35e6" style:text-blinking="false" fo:background-color="transparent"/>
    </style:style>
    <style:style style:name="P26" style:family="paragraph" style:parent-style-name="Table_20_Contents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2" fo:font-size="13pt" fo:font-style="normal" style:text-underline-style="none" fo:font-weight="normal" officeooo:paragraph-rsid="016eab0d" style:text-blinking="false" fo:background-color="transparent"/>
    </style:style>
    <style:style style:name="P27" style:family="paragraph" style:parent-style-name="Table_20_Contents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2" fo:font-size="13pt" fo:font-style="normal" style:text-underline-style="none" fo:font-weight="normal" officeooo:paragraph-rsid="0170896e" style:text-blinking="false" fo:background-color="transparent"/>
    </style:style>
    <style:style style:name="P28" style:family="paragraph" style:parent-style-name="Table_20_Contents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2" fo:font-size="13pt" fo:font-style="normal" style:text-underline-style="none" fo:font-weight="normal" officeooo:paragraph-rsid="0170d353" style:text-blinking="false" fo:background-color="transparent"/>
    </style:style>
    <style:style style:name="P29" style:family="paragraph" style:parent-style-name="Table_20_Contents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2" fo:font-size="13pt" fo:font-style="normal" style:text-underline-style="none" fo:font-weight="normal" officeooo:paragraph-rsid="01723f53" style:text-blinking="false" fo:background-color="transparent"/>
    </style:style>
    <style:style style:name="P30" style:family="paragraph" style:parent-style-name="Table_20_Contents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2" fo:font-size="13pt" fo:font-style="normal" style:text-underline-style="none" fo:font-weight="normal" officeooo:paragraph-rsid="0172ed90" style:text-blinking="false" fo:background-color="transparent"/>
    </style:style>
    <style:style style:name="P31" style:family="paragraph" style:parent-style-name="Text_20_body">
      <style:text-properties style:font-name="Times New Roman1"/>
    </style:style>
    <style:style style:name="P32" style:family="paragraph" style:parent-style-name="Text_20_body">
      <style:text-properties style:font-name="Times New Roman1" fo:font-weight="normal"/>
    </style:style>
    <style:style style:name="P33" style:family="paragraph" style:parent-style-name="Text_20_body">
      <style:paragraph-properties fo:margin-top="0.0835in" fo:margin-bottom="0in" loext:contextual-spacing="false" fo:line-height="156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bold" style:text-blinking="false" fo:background-color="transparent" style:font-size-asian="11pt" style:font-size-complex="11pt"/>
    </style:style>
    <style:style style:name="P34" style:family="paragraph" style:parent-style-name="Text_20_body">
      <style:paragraph-properties fo:margin-top="0.0835in" fo:margin-bottom="0in" loext:contextual-spacing="false" fo:line-height="179%" fo:text-align="center" style:justify-single-word="false" style:writing-mode="lr-tb"/>
      <style:text-properties style:font-name="Times New Roman1" fo:font-weight="normal" officeooo:paragraph-rsid="01a5ce0c"/>
    </style:style>
    <style:style style:name="P35" style:family="paragraph" style:parent-style-name="Standard" style:master-page-name="Standard">
      <style:paragraph-properties fo:text-align="center" style:justify-single-word="false" style:page-number="auto"/>
    </style:style>
    <style:style style:name="P36" style:family="paragraph" style:parent-style-name="Standard" style:list-style-name="L1">
      <style:paragraph-properties fo:text-align="start" style:justify-single-word="false"/>
      <style:text-properties officeooo:paragraph-rsid="010da60d"/>
    </style:style>
    <style:style style:name="P37" style:family="paragraph" style:parent-style-name="Standard" style:list-style-name="L1">
      <style:paragraph-properties fo:text-align="start" style:justify-single-word="false"/>
      <style:text-properties officeooo:paragraph-rsid="015b3f21"/>
    </style:style>
    <style:style style:name="P38" style:family="paragraph" style:parent-style-name="Standard" style:list-style-name="L1">
      <style:paragraph-properties fo:text-align="start" style:justify-single-word="false"/>
      <style:text-properties officeooo:paragraph-rsid="0161769c"/>
    </style:style>
    <style:style style:name="P39" style:family="paragraph" style:parent-style-name="Standard" style:list-style-name="L2">
      <style:paragraph-properties fo:text-align="start" style:justify-single-word="false"/>
      <style:text-properties officeooo:paragraph-rsid="010f9042"/>
    </style:style>
    <style:style style:name="P40" style:family="paragraph" style:parent-style-name="Standard" style:list-style-name="L2">
      <style:paragraph-properties fo:text-align="start" style:justify-single-word="false"/>
      <style:text-properties officeooo:paragraph-rsid="010da60d"/>
    </style:style>
    <style:style style:name="P41" style:family="paragraph" style:parent-style-name="Standard" style:list-style-name="L2">
      <style:paragraph-properties fo:text-align="start" style:justify-single-word="false"/>
      <style:text-properties officeooo:paragraph-rsid="0163b7dd"/>
    </style:style>
    <style:style style:name="P42" style:family="paragraph" style:parent-style-name="Standard" style:list-style-name="L2">
      <style:paragraph-properties fo:text-align="start" style:justify-single-word="false"/>
      <style:text-properties officeooo:paragraph-rsid="01652585"/>
    </style:style>
    <style:style style:name="P43" style:family="paragraph" style:parent-style-name="Standard" style:list-style-name="L2">
      <style:paragraph-properties fo:text-align="start" style:justify-single-word="false"/>
      <style:text-properties officeooo:paragraph-rsid="015e2e31"/>
    </style:style>
    <style:style style:name="P44" style:family="paragraph" style:parent-style-name="Standard" style:list-style-name="L2">
      <style:paragraph-properties fo:text-align="start" style:justify-single-word="false"/>
      <style:text-properties officeooo:paragraph-rsid="016977f9"/>
    </style:style>
    <style:style style:name="P45" style:family="paragraph" style:parent-style-name="Standard" style:list-style-name="L2">
      <style:paragraph-properties fo:text-align="start" style:justify-single-word="false"/>
      <style:text-properties officeooo:paragraph-rsid="016189f7"/>
    </style:style>
    <style:style style:name="P46" style:family="paragraph" style:parent-style-name="Standard" style:list-style-name="L2">
      <style:paragraph-properties fo:text-align="start" style:justify-single-word="false"/>
      <style:text-properties officeooo:paragraph-rsid="01624396"/>
    </style:style>
    <style:style style:name="P47" style:family="paragraph" style:parent-style-name="Standard" style:list-style-name="L3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1998374"/>
    </style:style>
    <style:style style:name="P48" style:family="paragraph" style:parent-style-name="Standard" style:list-style-name="L3">
      <loext:graphic-properties draw:fill="none"/>
      <style:paragraph-properties fo:margin-left="0.25in" fo:margin-right="0in" fo:text-align="start" style:justify-single-word="false" fo:text-indent="0in" style:auto-text-indent="false" fo:background-color="transparent"/>
      <style:text-properties officeooo:paragraph-rsid="015f341c"/>
    </style:style>
    <style:style style:name="T1" style:family="text">
      <style:text-properties style:font-name="Times New Roman1" fo:font-size="10pt" fo:font-style="italic" style:font-size-asian="10pt" style:font-style-asian="italic" style:font-size-complex="10pt" style:font-style-complex="italic"/>
    </style:style>
    <style:style style:name="T2" style:family="text">
      <style:text-properties style:font-name="Times New Roman1" fo:font-size="12.5pt" style:font-size-asian="12.5pt" style:font-size-complex="12.5pt"/>
    </style:style>
    <style:style style:name="T3" style:family="text">
      <style:text-properties style:font-name="Times New Roman1" fo:font-size="12.5pt" fo:language="en" fo:country="US" fo:font-style="normal" style:font-size-asian="12.5pt" style:font-style-asian="normal" style:font-size-complex="12.5pt" style:font-style-complex="normal"/>
    </style:style>
    <style:style style:name="T4" style:family="text">
      <style:text-properties style:font-name="Times New Roman1" fo:font-size="12.5pt" fo:font-weight="bold" style:font-size-asian="12.5pt" style:font-weight-asian="bold" style:font-size-complex="12.5pt" style:font-weight-complex="bold"/>
    </style:style>
    <style:style style:name="T5" style:family="text">
      <style:text-properties style:font-name="Times New Roman1" fo:font-size="12.5pt" fo:font-style="normal" style:font-size-asian="12.5pt" style:font-style-asian="normal" style:font-size-complex="12.5pt" style:font-style-complex="normal"/>
    </style:style>
    <style:style style:name="T6" style:family="text">
      <style:text-properties style:font-name="Times New Roman1" fo:font-size="12.5pt" fo:font-style="normal" officeooo:rsid="00ecfe57" style:font-size-asian="12.5pt" style:font-style-asian="normal" style:font-size-complex="12.5pt" style:font-style-complex="normal"/>
    </style:style>
    <style:style style:name="T7" style:family="text">
      <style:text-properties style:font-name="Times New Roman1" fo:font-size="12.5pt" fo:font-style="normal" officeooo:rsid="00f645df" style:font-size-asian="12.5pt" style:font-style-asian="normal" style:font-size-complex="12.5pt" style:font-style-complex="normal"/>
    </style:style>
    <style:style style:name="T8" style:family="text">
      <style:text-properties style:font-name="Times New Roman1" fo:font-size="12.5pt" fo:font-style="normal" officeooo:rsid="00c54424" style:font-size-asian="12.5pt" style:font-style-asian="normal" style:font-size-complex="12.5pt" style:font-style-complex="normal"/>
    </style:style>
    <style:style style:name="T9" style:family="text">
      <style:text-properties style:font-name="Times New Roman1"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T10" style:family="text">
      <style:text-properties style:font-name="Times New Roman1" fo:font-size="12.5pt" fo:font-weight="normal" style:font-size-asian="12.5pt" style:font-weight-asian="normal" style:font-size-complex="12.5pt" style:font-weight-complex="normal"/>
    </style:style>
    <style:style style:name="T11" style:family="text">
      <style:text-properties style:font-name="Times New Roman1" fo:font-size="12.5pt" fo:font-style="italic" style:text-underline-style="solid" style:text-underline-width="auto" style:text-underline-color="font-color" fo:font-weight="bold" style:font-size-asian="12.5pt" style:font-style-asian="italic" style:font-weight-asian="bold" style:font-size-complex="12.5pt" style:font-style-complex="italic" style:font-weight-complex="bold"/>
    </style:style>
    <style:style style:name="T12" style:family="text">
      <style:text-properties style:font-name="Times New Roman1" fo:font-size="11.5pt" fo:language="en" fo:country="US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T13" style:family="text">
      <style:text-properties style:font-name="Times New Roman1" fo:font-size="11.5pt" fo:font-style="italic" fo:font-weight="bold" officeooo:rsid="014cb07a" style:font-size-asian="11.5pt" style:font-style-asian="italic" style:font-weight-asian="bold" style:font-size-complex="11.5pt" style:font-style-complex="italic" style:font-weight-complex="bold"/>
    </style:style>
    <style:style style:name="T14" style:family="text">
      <style:text-properties style:font-name="Times New Roman1"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T15" style:family="text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T16" style:family="text">
      <style:text-properties style:font-name="Times New Roman1" fo:font-size="11pt" fo:font-weight="bold" officeooo:rsid="015b3f21" style:font-size-asian="11pt" style:font-weight-asian="bold" style:font-size-complex="11pt" style:font-weight-complex="bold"/>
    </style:style>
    <style:style style:name="T17" style:family="text">
      <style:text-properties style:font-name="Times New Roman1" fo:font-size="11pt" style:font-size-asian="11pt" style:font-size-complex="11pt"/>
    </style:style>
    <style:style style:name="T18" style:family="text">
      <style:text-properties style:font-name="Times New Roman1" fo:font-size="11pt" officeooo:rsid="015f341c" style:font-size-asian="11pt" style:font-size-complex="11pt"/>
    </style:style>
    <style:style style:name="T19" style:family="text">
      <style:text-properties style:font-name="Times New Roman1" fo:font-size="11pt" officeooo:rsid="015f341c" fo:background-color="transparent" loext:char-shading-value="0" style:font-size-asian="11pt" style:font-size-complex="11pt"/>
    </style:style>
    <style:style style:name="T20" style:family="text">
      <style:text-properties fo:color="#000000" style:font-name="Times New Roman1" fo:font-size="12.5pt" officeooo:rsid="015f341c" fo:background-color="transparent" loext:char-shading-value="0" style:font-size-asian="12.5pt" style:font-size-complex="12.5pt"/>
    </style:style>
    <style:style style:name="T21" style:family="text">
      <style:text-properties fo:color="#000000" style:font-name="Times New Roman1" fo:font-size="11pt" officeooo:rsid="015f341c" fo:background-color="transparent" loext:char-shading-value="0" style:font-size-asian="11pt" style:font-size-complex="11pt"/>
    </style:style>
    <style:style style:name="T22" style:family="text">
      <style:text-properties fo:color="#000000" style:font-name="Times New Roman1" fo:font-size="11pt" fo:font-style="normal" fo:font-weight="normal" fo:background-color="transparent" loext:char-shading-value="0" style:font-name-asian="Times New Roman3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fo:color="#000000" style:font-name="Times New Roman1" fo:font-size="11pt" fo:font-style="normal" fo:font-weight="normal" officeooo:rsid="015fe82e" fo:background-color="transparent" loext:char-shading-value="0" style:font-name-asian="Times New Roman3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fo:color="#000000" style:font-name="Times New Roman1" fo:font-size="11pt" fo:font-style="normal" fo:font-weight="normal" officeooo:rsid="015b3f21" fo:background-color="transparent" loext:char-shading-value="0" style:font-name-asian="Times New Roman3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fo:color="#000000" style:font-name="Times New Roman1" fo:font-size="11pt" fo:font-style="normal" fo:font-weight="normal" officeooo:rsid="015f341c" fo:background-color="transparent" loext:char-shading-value="0" style:font-name-asian="Times New Roman3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fo:color="#000000" style:font-name="Times New Roman1" fo:font-size="11pt" fo:font-style="normal" fo:font-weight="normal" style:text-blinking="false" fo:background-color="transparent" loext:char-shading-value="0" style:font-name-asian="Times New Roman3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fo:color="#000000" style:font-name="Times New Roman1" fo:font-size="11pt" fo:font-style="normal" fo:font-weight="normal" officeooo:rsid="015b3f21" style:text-blinking="false" fo:background-color="transparent" loext:char-shading-value="0" style:font-name-asian="Times New Roman3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fo:color="#000000" style:font-name="Times New Roman1" fo:font-size="11pt" fo:font-style="normal" fo:font-weight="normal" officeooo:rsid="015d23fa" style:text-blinking="false" fo:background-color="transparent" loext:char-shading-value="0" style:font-name-asian="Times New Roman3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fo:color="#000000" style:font-name="Times New Roman1" fo:font-size="11pt" fo:font-style="normal" fo:font-weight="normal" officeooo:rsid="0162679b" style:text-blinking="false" fo:background-color="transparent" loext:char-shading-value="0" style:font-name-asian="Times New Roman3" style:font-size-asian="11pt" style:font-style-asian="normal" style:font-weight-asian="normal" style:font-size-complex="11pt" style:font-style-complex="normal" style:font-weight-complex="normal"/>
    </style:style>
    <style:style style:name="T30" style:family="text">
      <style:text-properties fo:color="#000000" style:font-name="Times New Roman1" fo:font-size="11pt" fo:font-style="normal" fo:font-weight="normal" style:font-name-asian="Times New Roman3" style:font-size-asian="11pt" style:font-style-asian="normal" style:font-weight-asian="normal" style:font-size-complex="11pt" style:font-style-complex="normal" style:font-weight-complex="normal"/>
    </style:style>
    <style:style style:name="T31" style:family="text">
      <style:text-properties fo:color="#000000" style:font-name="Times New Roman1" fo:font-size="11pt" fo:font-style="italic" fo:font-weight="bold" fo:background-color="transparent" loext:char-shading-value="0" style:font-name-asian="Times New Roman3" style:font-size-asian="11pt" style:font-style-asian="italic" style:font-weight-asian="bold" style:font-size-complex="11pt" style:font-style-complex="italic" style:font-weight-complex="bold"/>
    </style:style>
    <style:style style:name="T32" style:family="text">
      <style:text-properties fo:color="#000000" style:font-name="Times New Roman1" fo:font-size="10.5pt" fo:font-style="normal" fo:font-weight="normal" fo:background-color="transparent" loext:char-shading-value="0" style:font-name-asian="Times New Roman3" style:font-size-asian="10.5pt" style:font-style-asian="normal" style:font-weight-asian="normal" style:font-size-complex="10.5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fo:font-size="11pt" fo:font-style="italic" style:text-underline-style="none" style:text-blinking="false" fo:background-color="transparent" loext:char-shading-value="0" style:font-size-asian="11pt" style:font-size-complex="11pt"/>
    </style:style>
    <style:style style:name="T34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bold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fo:font-size="14pt" fo:font-style="normal" style:text-underline-style="none" fo:font-weight="bold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fo:font-size="14pt" fo:font-style="italic" style:text-underline-style="none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fo:font-size="14pt" fo:font-style="italic" style:text-underline-style="none" fo:font-weight="bold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style:text-blinking="false" fo:background-color="transparent" loext:char-shading-value="0" style:font-name-asian="Times New Roman3" style:font-size-asian="11pt" style:font-style-asian="normal" style:font-weight-asian="normal" style:font-size-complex="11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officeooo:rsid="015b3f21" style:text-blinking="false" fo:background-color="transparent" loext:char-shading-value="0" style:font-name-asian="Times New Roman3" style:font-size-asian="11pt" style:font-style-asian="normal" style:font-weight-asian="normal" style:font-size-complex="11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officeooo:rsid="015d23fa" style:text-blinking="false" fo:background-color="transparent" loext:char-shading-value="0" style:font-name-asian="Times New Roman3" style:font-size-asian="11pt" style:font-style-asian="normal" style:font-weight-asian="normal" style:font-size-complex="11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42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bold" style:text-blinking="false" fo:background-color="transparent" loext:char-shading-value="0" style:font-size-asian="11pt" style:font-size-complex="11pt"/>
    </style:style>
    <style:style style:name="T43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style:text-blinking="false" fo:background-color="transparent" loext:char-shading-value="0" style:font-size-asian="11pt" style:font-size-complex="11pt"/>
    </style:style>
    <style:style style:name="T44" style:family="text">
      <style:text-properties fo:font-variant="normal" fo:text-transform="none" fo:color="#000000" style:text-line-through-style="none" style:text-line-through-type="none" style:font-name="Times New Roman1" fo:font-size="11pt" fo:font-style="italic" style:text-underline-style="none" fo:font-weight="normal" style:text-blinking="false" fo:background-color="transparent" loext:char-shading-value="0" style:font-size-asian="11pt" style:font-size-complex="11pt"/>
    </style:style>
    <style:style style:name="T45" style:family="text">
      <style:text-properties fo:font-variant="normal" fo:text-transform="none" fo:color="#000000" style:text-line-through-style="none" style:text-line-through-type="none" style:font-name="Times New Roman1" fo:font-size="11pt" fo:font-style="italic" style:text-underline-style="none" fo:font-weight="normal" officeooo:rsid="015f341c" style:text-blinking="false" fo:background-color="transparent" loext:char-shading-value="0" style:font-size-asian="11pt" style:font-size-complex="11pt"/>
    </style:style>
    <style:style style:name="T46" style:family="text">
      <style:text-properties fo:font-variant="normal" fo:text-transform="none" fo:color="#000000" style:text-line-through-style="none" style:text-line-through-type="none" style:font-name="Times New Roman1" fo:font-size="11pt" style:text-underline-style="none" style:text-blinking="false" fo:background-color="transparent" loext:char-shading-value="0" style:font-size-asian="11pt" style:font-size-complex="11pt"/>
    </style:style>
    <style:style style:name="T47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normal" officeooo:rsid="014cb07a" style:text-blinking="false" fo:background-color="transparent" loext:char-shading-value="0" style:font-size-asian="11.5pt" style:font-style-asian="italic" style:font-weight-asian="bold" style:font-size-complex="11.5pt" style:font-style-complex="italic" style:font-weight-complex="bold"/>
    </style:style>
    <style:style style:name="T48" style:family="text">
      <style:text-properties fo:color="#ce181e" style:font-name="Times New Roman1" fo:font-size="11pt" officeooo:rsid="015f341c" fo:background-color="transparent" loext:char-shading-value="0" style:font-size-asian="11pt" style:font-size-complex="11pt"/>
    </style:style>
    <style:style style:name="T49" style:family="text">
      <style:text-properties fo:color="#ef413d" style:font-name="Times New Roman1" fo:font-size="11pt" style:font-size-asian="11pt" style:font-size-complex="11pt"/>
    </style:style>
    <style:style style:name="T50" style:family="text">
      <style:text-properties fo:color="#ef413d" style:font-name="Times New Roman1" fo:font-size="11pt" officeooo:rsid="015fe82e" style:font-size-asian="11pt" style:font-size-complex="11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number text:level="1" style:num-prefix="[" style:num-suffix="]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[" style:num-suffix="]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[" style:num-suffix="]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[" style:num-suffix="]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[" style:num-suffix="]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[" style:num-suffix="]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[" style:num-suffix="]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[" style:num-suffix="]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[" style:num-suffix="]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[" style:num-suffix="]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prefix="[" style:num-suffix="]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[" style:num-suffix="]." style:num-format="1" text:start-value="9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[" style:num-suffix="]." style:num-format="1" text:start-value="6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[" style:num-suffix="]." style:num-format="1" text:start-value="6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[" style:num-suffix="]." style:num-format="1" text:start-value="6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[" style:num-suffix="].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[" style:num-suffix="]." style:num-format="1" text:start-value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[" style:num-suffix="]." style:num-format="1" text:start-value="6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[" style:num-suffix="]." style:num-format="1" text:start-value="6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[" style:num-suffix="]." style:num-format="1" text:start-value="6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 text:consecutive-numbering="true">
      <text:list-level-style-number text:level="1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Body_20_text_20__28_3_29_"><text:span text:style-name="T1">(Ban hành kèm theo OĐ sổ: 959/QĐ-BHXH ngày 09/9/2015 của BHXH Việt Nam)</text:span></text:span></text:p>
      <text:p text:style-name="Standard"><text:bookmark text:name="docs-internal-guid-137fc8b5-7520-c36f-a8c3-f44b7beb9bd5"/><text:span text:style-name="Body_20_text_20__28_3_29_"><text:span text:style-name="T10"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<text:span text:style-name="T34">BẢO HIỂM XÃ HỘI VIỆT NAM</text:span><text:span text:style-name="T34"><draw:frame draw:style-name="fr1" draw:name="Image1" text:anchor-type="as-char" svg:width="1.75in" svg:height="0.0161in" draw:z-index="0"><draw:image xlink:href="https://docs.google.com/drawings/d/sDeqiE_gF8xmAtiyusVwnyg/image?w=168&amp;h=1&amp;rev=1&amp;ac=1" xlink:type="simple" xlink:show="embed" xlink:actuate="onLoad"/></draw:frame></text:span></text:p>
          </table:table-cell>
          <table:table-cell table:style-name="Table1.A1" office:value-type="string">
            <text:p text:style-name="P15">CỘNG HOÀ XÃ HỘI CHỦ NGHĨA VIỆT NAM</text:p>
            <text:p text:style-name="P16"><text:span text:style-name="T35">Độc lập - Tự do - Hạnh phúc</text:span><text:span text:style-name="T35"><draw:frame draw:style-name="fr1" draw:name="Image2" text:anchor-type="as-char" svg:width="2.2602in" svg:height="0.0161in" draw:z-index="1"><draw:image xlink:href="https://docs.google.com/drawings/d/sq5k_4xBdV6WaA7cSfyjzRA/image?w=217&amp;h=1&amp;rev=1&amp;ac=1" xlink:type="simple" xlink:show="embed" xlink:actuate="onLoad"/></draw:frame></text:span></text:p>
          </table:table-cell>
        </table:table-row>
      </table:table>
      <text:p text:style-name="P32"/>
      <text:p text:style-name="P20">TỜ KHAI</text:p>
      <text:p text:style-name="P21">THAM GIA, ĐIỀU CHỈNH THÔNG TIN BẢO HIỂM XÃ HỘI, BẢO HIỂM Y TẾ</text:p>
      <text:p text:style-name="P2"><text:span text:style-name="Body_20_Text2"><text:span text:style-name="T11">Kính gửi</text:span></text:span><text:span text:style-name="Body_20_Text2"><text:span text:style-name="T9">:</text:span></text:span><text:span text:style-name="Body_20_Text2"><text:span text:style-name="T4"> BẢO HIỂM XÃ HỘI TỈNH ĐĂK LĂK</text:span></text:span></text:p>
      <text:p text:style-name="P2"><text:span text:style-name="Body_20_Text2"><text:span text:style-name="T2"/></text:span></text:p>
      <text:p text:style-name="P11"><text:span text:style-name="Body_20_Text2"><text:span text:style-name="T4"><text:tab/></text:span></text:span><text:span text:style-name="Body_20_Text2"><text:span text:style-name="T15">I.</text:span></text:span><text:span text:style-name="Body_20_Text2"><text:span text:style-name="T16">Phần kê khai bắt buộc</text:span></text:span></text:p>
      <text:list xml:id="list225167097596098769" text:style-name="L1">
        <text:list-item>
          <text:p text:style-name="P36"><text:span text:style-name="Body_20_Text2"><text:span text:style-name="T17"><text:s/>Họ và tên (viết chữ in hoa): </text:span></text:span><text:span text:style-name="Body_20_Text2"><text:span text:style-name="T22"><text:placeholder text:placeholder-type="text">&lt;(o.name).upper() or False&gt;</text:placeholder></text:span></text:span></text:p>
        </text:list-item>
        <text:list-item>
          <text:p text:style-name="P37"><text:span text:style-name="Body_20_Text2"><text:span text:style-name="T17"><text:s/>Ngày tháng năm sinh: </text:span></text:span><text:span text:style-name="Body_20_Text2"><text:span text:style-name="T22"><text:placeholder text:placeholder-type="text">&lt;get_vietname_date(o.birthday) or ' '&gt;</text:placeholder></text:span></text:span></text:p>
        </text:list-item>
        <text:list-item>
          <text:p text:style-name="P37"><text:span text:style-name="Body_20_Text2"><text:span text:style-name="T17">Giới tính: </text:span></text:span><text:span text:style-name="Body_20_Text2"><text:span text:style-name="T22"><text:placeholder text:placeholder-type="text">&lt;get_vietname_gender(o.gender) or ' '&gt;</text:placeholder></text:span></text:span><text:span text:style-name="Body_20_Text2"><text:span text:style-name="T17"> </text:span></text:span></text:p>
        </text:list-item>
        <text:list-item>
          <text:p text:style-name="P37"><text:span text:style-name="Body_20_Text2"><text:span text:style-name="T17">Quốc tịch: </text:span></text:span><text:span text:style-name="Body_20_Text2"><text:span text:style-name="T22"><text:placeholder text:placeholder-type="text">&lt;o.country_id.name  or ' '&gt;</text:placeholder></text:span></text:span></text:p>
        </text:list-item>
        <text:list-item>
          <text:p text:style-name="P38"><text:span text:style-name="Body_20_Text2"><text:span text:style-name="T22">Dân </text:span></text:span><text:span text:style-name="Body_20_Text2"><text:span text:style-name="T23">tộc: </text:span></text:span><text:span text:style-name="Body_20_Text2"><text:span text:style-name="T23"><text:placeholder text:placeholder-type="text">&lt;o.nation or ' '&gt;</text:placeholder></text:span></text:span></text:p>
        </text:list-item>
      </text:list>
      <text:list xml:id="list1120769564146828529" text:style-name="L2">
        <text:list-item>
          <text:p text:style-name="P39"><text:span text:style-name="Body_20_Text2"><text:span text:style-name="T17"><text:s/></text:span></text:span><text:span text:style-name="Body_20_Text2"><text:span text:style-name="T49">Nơi đăng </text:span></text:span><text:span text:style-name="Body_20_Text2"><text:span text:style-name="T50">ký</text:span></text:span><text:span text:style-name="Body_20_Text2"><text:span text:style-name="T49"> giấy khai sinh</text:span></text:span><text:span text:style-name="Body_20_Text2"><text:span text:style-name="T17">: </text:span></text:span><text:span text:style-name="Body_20_Text2"><text:span text:style-name="T22"><text:placeholder text:placeholder-type="text">&lt;o.place_of_birth or  ' '&gt;</text:placeholder></text:span></text:span><text:span text:style-name="Body_20_Text2"><text:span text:style-name="T31"> <text:line-break/></text:span></text:span><text:span text:style-name="Body_20_Text2"><text:span text:style-name="T17">[6.1]. Xã (phường, thị trấn): </text:span></text:span><text:span text:style-name="Body_20_Text2"><text:span text:style-name="T22"><text:placeholder text:placeholder-type="text">&lt;o.place_birth_ward_id.name or  ' '&gt;</text:placeholder></text:span></text:span></text:p>
          <text:p text:style-name="P40"><text:span text:style-name="Body_20_Text2"><text:span text:style-name="T17">[6.2]. Huyện (quận, thị xã, thành phố thuộc tỉnh): </text:span></text:span><text:span text:style-name="Body_20_Text2"><text:span text:style-name="T22"><text:placeholder text:placeholder-type="text">&lt;o.place_birth_district_id.name or ' '&gt;</text:placeholder></text:span></text:span></text:p>
          <text:p text:style-name="P40"><text:span text:style-name="Body_20_Text2"><text:span text:style-name="T17">[6.3]. </text:span></text:span><text:span text:style-name="T17">Tỉnh (thành phố): </text:span><text:span text:style-name="T22"><text:placeholder text:placeholder-type="text">&lt;o.place_birth_state_id.name or ' '&gt;</text:placeholder></text:span></text:p>
        </text:list-item>
        <text:list-item>
          <text:p text:style-name="P41"><text:span text:style-name="T22"><text:s/>Địa </text:span><text:span text:style-name="T24">chỉ nhận hồ sơ:<text:line-break/>[7.1].</text:span><text:bookmark text:name="docs-internal-guid-137fc8b5-753b-e7ba-f1a3-4767b993d5cc"/><text:span text:style-name="T24"> </text:span><text:span text:style-name="T39">Số nhà, đường phố, thôn xóm:</text:span><text:span text:style-name="Body_20_Text2"><text:span text:style-name="T27"><text:placeholder text:placeholder-type="text">&lt;o.permanent_street or  ' '&gt;</text:placeholder></text:span></text:span></text:p>
          <text:p text:style-name="P42"><text:span text:style-name="T39">[7.2]. </text:span><text:span text:style-name="T40">Xã (phường, thị trấn):</text:span><text:span text:style-name="Body_20_Text2"><text:span text:style-name="T28"><text:placeholder text:placeholder-type="text">&lt;o.permanent_ward_id.name or  ' '&gt;</text:placeholder></text:span></text:span></text:p>
        </text:list-item>
      </text:list>
      <text:p text:style-name="P1"><text:span text:style-name="T40"><text:tab/>[7.3]. </text:span><text:bookmark text:name="docs-internal-guid-137fc8b5-7541-845f-60ee-5fb605e0f734"/><text:span text:style-name="T38">Huyện (quận, thị xã, Tp thuộc tỉnh):</text:span><text:span text:style-name="Body_20_Text2"><text:span text:style-name="T26"> </text:span></text:span><text:span text:style-name="Body_20_Text2"><text:span text:style-name="T26"><text:placeholder text:placeholder-type="text">&lt;o.permanent_district_id.name or  ' '&gt;</text:placeholder></text:span></text:span></text:p>
      <text:p text:style-name="P8"><text:span text:style-name="T17"><text:tab/>[7.4]. Tỉnh (tp):</text:span><text:span text:style-name="Body_20_Text2"><text:span text:style-name="T30"><text:placeholder text:placeholder-type="text">&lt;o.permanent_state_id.name or  ' '&gt;</text:placeholder></text:span></text:span></text:p>
      <text:list xml:id="list90913185390268" text:continue-numbering="true" text:style-name="L2">
        <text:list-item>
          <text:p text:style-name="P43"><text:bookmark text:name="docs-internal-guid-137fc8b5-7905-713a-42d9-f36df5bf67be"/><text:span text:style-name="Body_20_Text2"><text:span text:style-name="T41">Họ tên cha/ mẹ/ người giám hộ </text:span></text:span><text:span text:style-name="Body_20_Text2"><text:span text:style-name="T44">(đối với trẻ em dưới 6 tuổi)</text:span></text:span><text:span text:style-name="Body_20_Text2"><text:span text:style-name="T41">: </text:span></text:span></text:p>
          <text:p text:style-name="P43"><text:span text:style-name="Body_20_Text2"><text:span text:style-name="T41"/></text:span></text:p>
        </text:list-item>
      </text:list>
      <text:p text:style-name="P10"><text:span text:style-name="Body_20_Text2"><text:span text:style-name="T42">II. Phần kê khai chung</text:span></text:span></text:p>
      <text:list xml:id="list90912758674708" text:continue-numbering="true" text:style-name="L2">
        <text:list-item>
          <text:p text:style-name="P44"><text:span text:style-name="Body_20_Text2"><text:span text:style-name="T18"><text:s/>Mã số BHXH (đã cấp):</text:span></text:span><text:span text:style-name="Body_20_Text2"><text:span text:style-name="T17"> </text:span></text:span><text:span text:style-name="Body_20_Text2"><text:span text:style-name="T22"><text:placeholder text:placeholder-type="text">&lt;o.insurance_number  or ' '&gt;</text:placeholder></text:span></text:span></text:p>
          <text:p text:style-name="P45"><text:span text:style-name="Body_20_Text2"><text:span text:style-name="T25">[9.1].</text:span></text:span><text:span text:style-name="Body_20_Text2"><text:span text:style-name="T17"> </text:span></text:span><text:span text:style-name="Body_20_Text2"><text:span text:style-name="T18">Số điện thoại liên hệ</text:span></text:span><text:span text:style-name="Body_20_Text2"><text:span text:style-name="T17">: </text:span></text:span><text:span text:style-name="Body_20_Text2"><text:span text:style-name="T22"><text:placeholder text:placeholder-type="text">&lt;o.phone  or ' '&gt;</text:placeholder></text:span></text:span></text:p>
          <text:p text:style-name="P46"><text:span text:style-name="Body_20_Text2"><text:span text:style-name="T22">[</text:span></text:span><text:span text:style-name="Body_20_Text2"><text:span text:style-name="T25">9.2]. Số CMN/ Hộ chiếu/ Thẻ căn cước: </text:span></text:span><text:span text:style-name="Body_20_Text2"><text:span text:style-name="T25"><text:placeholder text:placeholder-type="text">&lt;o.identification_id  or ' '&gt;</text:placeholder></text:span></text:span></text:p>
        </text:list-item>
      </text:list>
      <text:list xml:id="list3472433151806574192" text:style-name="L3">
        <text:list-item>
          <text:p text:style-name="P47"><text:span text:style-name="Body_20_Text2"><text:span text:style-name="T19">Mã số hộ gia đình (đã cấp): </text:span></text:span><text:span text:style-name="Body_20_Text2"><text:span text:style-name="T25"><text:placeholder text:placeholder-type="text">&lt;o.family_code  or ' '&gt;</text:placeholder></text:span></text:span></text:p>
          <text:p text:style-name="P48"><text:bookmark text:name="docs-internal-guid-137fc8b5-790c-c7f7-13a7-5aea6db349f1"/><text:span text:style-name="Body_20_Text2"><text:span text:style-name="T45">(trường hợp chưa có mã hộ gia đình thì kê khai bổ sung Phụ lục đính kèm tờ khai)</text:span></text:span></text:p>
        </text:list-item>
        <text:list-item>
          <text:p text:style-name="P48"><text:span text:style-name="Body_20_Text2"><text:span text:style-name="T19">Mức tiền đóng:</text:span></text:span><text:span text:style-name="Body_20_Text2"><text:span text:style-name="T19"><text:placeholder text:placeholder-type="text">&lt;get_insurance_fee(o.id) or ' '&gt;</text:placeholder></text:span></text:span></text:p>
        </text:list-item>
        <text:list-item>
          <text:p text:style-name="P48"><text:span text:style-name="Body_20_Text2"><text:span text:style-name="T19">Phương Thức đóng:</text:span></text:span></text:p>
        </text:list-item>
        <text:list-item>
          <text:p text:style-name="P48"><text:span text:style-name="Body_20_Text2"><text:span text:style-name="T19">Nơi đăng ký khám bệnh, chữa bệnh ban đầu:</text:span></text:span></text:p>
        </text:list-item>
        <text:list-item>
          <text:p text:style-name="P48"><text:span text:style-name="Body_20_Text2"><text:span text:style-name="T19">Nội dung thay đổi, yêu cầu:………………………………………………………..<text:line-break/>……………………………………………………………………………………………………………………………………………………………………………………………………</text:span></text:span></text:p>
        </text:list-item>
        <text:list-item>
          <text:p text:style-name="P48"><text:span text:style-name="Body_20_Text2"><text:span text:style-name="T48">Hồ sơ kèm theo (nếu có):</text:span></text:span><text:span text:style-name="Body_20_Text2"><text:span text:style-name="T21">…………………………………………………………..<text:line-break/>…………………………………………………………………………………………………</text:span></text:span></text:p>
          <text:p text:style-name="P48"><text:span text:style-name="Body_20_Text2"><text:span text:style-name="T20"/></text:span>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<text:span text:style-name="Body_20_Text2"><text:span text:style-name="T2">XÁC NHẬN CỦA ĐƠN VỊ</text:span></text:span></text:p>
            <text:p text:style-name="P5"><text:bookmark text:name="docs-internal-guid-137fc8b5-7910-7a52-9d6f-c17e9ffe72bb"/><text:span text:style-name="Body_20_Text2"><text:span text:style-name="T47">(chỉ áp dụng đối với người lao động thay đổi họ, tên đệm, tên; ngày, tháng, năm sinh)</text:span></text:span></text:p>
            <text:p text:style-name="P5"><text:span text:style-name="Body_20_Text2"><text:span text:style-name="T13"/></text:span></text:p>
          </table:table-cell>
          <table:table-cell table:style-name="Table2.A1" office:value-type="string">
            <text:p text:style-name="P4"><text:span text:style-name="Body_20_Text2"><text:span text:style-name="T2">Tôi cam đoan những nội dung kê khai là đúng </text:span></text:span><text:span text:style-name="Character_5f_20_5f_style"><text:span text:style-name="T14">chịu </text:span></text:span><text:span text:style-name="Character_5f_20_5f_style"><text:span text:style-name="T12">tr</text:span></text:span><text:span text:style-name="Character_5f_20_5f_style"><text:span text:style-name="T14">ách nhiệm, trước pháp luật về những</text:span></text:span></text:p>
            <text:p text:style-name="P4"><text:span text:style-name="Character_5f_20_5f_style"><text:span text:style-name="T14">nội </text:span></text:span><text:span text:style-name="Body_20_text_20__28_13_29__20__2b__20_11.5_20_pt"><text:span text:style-name="T14">dung đã</text:span></text:span><text:span text:style-name="Body_20_text_20__28_13_29__20__2b__20_11.5_20_pt"><text:span text:style-name="T12"> </text:span></text:span><text:span text:style-name="Body_20_text_20__28_13_29__20__2b__20_11.5_20_pt"><text:span text:style-name="T14">kê khai</text:span></text:span><text:span text:style-name="Character_5f_20_5f_style"><text:span text:style-name="T14"> </text:span></text:span></text:p>
            <text:p text:style-name="P6"><text:span text:style-name="Body_20_text_20__28_2_29_"><text:span text:style-name="T6">Đăk </text:span></text:span><text:span text:style-name="Body_20_text_20__28_2_29_"><text:span text:style-name="T7">Lak</text:span></text:span><text:span text:style-name="Body_20_text_20__28_2_29_"><text:span text:style-name="T5">, ngày </text:span></text:span><text:span text:style-name="Body_20_Text2"><text:span text:style-name="T32"><text:placeholder text:placeholder-type="text">&lt;get_vietname_date(False)[0:2] or Fasle&gt;</text:placeholder></text:span></text:span><text:span text:style-name="Body_20_text_20__28_2_29_"><text:span text:style-name="T8"> </text:span></text:span><text:span text:style-name="Body_20_text_20__28_2_29_"><text:span text:style-name="T5">tháng </text:span></text:span><text:span text:style-name="Body_20_Text2"><text:span text:style-name="T32"><text:placeholder text:placeholder-type="text">&lt;get_vietname_date(False)[3:5]&gt;</text:placeholder></text:span></text:span><text:span text:style-name="Body_20_text_20__28_2_29_"><text:span text:style-name="T8"> </text:span></text:span><text:span text:style-name="Body_20_text_20__28_2_29_"><text:span text:style-name="T5">năm </text:span></text:span><text:span text:style-name="Body_20_Text2"><text:span text:style-name="T32"><text:placeholder text:placeholder-type="text">&lt;get_vietname_date(False)[6:10]&gt;</text:placeholder></text:span></text:span></text:p>
            <text:p text:style-name="P7"><text:span text:style-name="Body_20_text_20__28_13_29__20__2b__20_11.5_20_pt"><text:span text:style-name="T5">Người kê</text:span></text:span><text:span text:style-name="Body_20_text_20__28_13_29__20__2b__20_11.5_20_pt"><text:span text:style-name="T3"> k</text:span></text:span><text:span text:style-name="Body_20_text_20__28_13_29__20__2b__20_11.5_20_pt"><text:span text:style-name="T5">hai</text:span></text:span></text:p>
            <text:p text:style-name="P4"><text:span text:style-name="Body_20_Text2"><text:span text:style-name="T2">(Ký, ghi rõ họ tên)</text:span></text:span></text:p>
          </table:table-cell>
        </table:table-row>
      </table:table>
      <text:p text:style-name="P9"/>
      <text:p text:style-name="P12"><text:bookmark text:name="docs-internal-guid-137fc8b5-791f-19b6-d63e-9181e3a0b3c2"/></text:p>
      <text:p text:style-name="P33">Phụ lục: Thành viên hộ gia đình</text:p>
      <text:p text:style-name="P22"><text:span text:style-name="T43">Họ và tên chủ hộ: </text:span><text:span text:style-name="Body_20_Text2"><text:span text:style-name="T26"><text:placeholder text:placeholder-type="text">&lt;get_household_head_name(o.id) or ' '&gt;</text:placeholder></text:span></text:span><text:span text:style-name="Body_20_Text2"><text:span text:style-name="T26"> </text:span></text:span><text:span text:style-name="T43">Số điện thoại (nếu có):</text:span><text:span text:style-name="T46"> </text:span><text:span text:style-name="Body_20_Text2"><text:span text:style-name="T29"><text:placeholder text:placeholder-type="text">&lt;get_household_head_phone(o.id) or ' '&gt;</text:placeholder></text:span></text:span></text:p>
      <text:p text:style-name="P23"><text:span text:style-name="T43">Số sổ hộ khẩu (hoặc sổ tạm trú): </text:span><text:span text:style-name="T43"><text:placeholder text:placeholder-type="text">&lt;o.registration_book_number  or ' '&gt;</text:placeholder></text:span><text:span text:style-name="T43"> Địa chỉ: Thôn (bản, tổ dân phố) </text:span><text:span text:style-name="Body_20_Text2"><text:span text:style-name="T27"><text:placeholder text:placeholder-type="text">&lt;o.permanent_street or  '                           '&gt;</text:placeholder></text:span></text:span><text:span text:style-name="T43">.Xã (phường, thị trấn): </text:span><text:span text:style-name="Body_20_Text2"><text:span text:style-name="T28"><text:placeholder text:placeholder-type="text">&lt;o.permanent_ward_id.name or  '                                '&gt;</text:placeholder></text:span></text:span><text:span text:style-name="Body_20_Text2"><text:span text:style-name="T28"> </text:span></text:span><text:span text:style-name="T43">Huyện (quận, thị xã, Tp thuộc tỉnh </text:span><text:span text:style-name="Body_20_Text2"><text:span text:style-name="T26"><text:placeholder text:placeholder-type="text">&lt;o.permanent_district_id.name or  '                                '&gt;</text:placeholder></text:span></text:span><text:span text:style-name="T43">.Tỉnh (Tp): </text:span><text:span text:style-name="Body_20_Text2"><text:span text:style-name="T28"><text:placeholder text:placeholder-type="text">&lt;o.permanent_state_id.name or  '                               '&gt;</text:placeholder></text:span></text:span><text:span text:style-name="T43">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17">Stt</text:p>
          </table:table-cell>
          <table:table-cell table:style-name="Table3.A1" office:value-type="string">
            <text:p text:style-name="P17">Họ và tên</text:p>
          </table:table-cell>
          <table:table-cell table:style-name="Table3.A1" office:value-type="string">
            <text:p text:style-name="P17">Mã số BHXH</text:p>
          </table:table-cell>
          <table:table-cell table:style-name="Table3.A1" office:value-type="string">
            <text:p text:style-name="P17">Ngày, tháng, năm sinh</text:p>
          </table:table-cell>
          <table:table-cell table:style-name="Table3.A1" office:value-type="string">
            <text:p text:style-name="P17">Giới tính</text:p>
          </table:table-cell>
          <table:table-cell table:style-name="Table3.A1" office:value-type="string">
            <text:p text:style-name="P17">Nơi cấp giấy khai sinh </text:p>
          </table:table-cell>
          <table:table-cell table:style-name="Table3.A1" office:value-type="string">
            <text:p text:style-name="P17">Mối quan hệ với chủ hộ</text:p>
          </table:table-cell>
          <table:table-cell table:style-name="Table3.A1" office:value-type="string">
            <text:p text:style-name="P17">Số CMND/ Thẻ căn cước/ Hộ chiếu</text:p>
          </table:table-cell>
          <table:table-cell table:style-name="Table3.A1" office:value-type="string">
            <text:p text:style-name="P17">Ghi chú</text:p>
          </table:table-cell>
        </table:table-row>
        <table:table-row>
          <table:table-cell table:style-name="Table3.A1" office:value-type="string">
            <text:p text:style-name="P18">A</text:p>
          </table:table-cell>
          <table:table-cell table:style-name="Table3.A1" office:value-type="string">
            <text:p text:style-name="P18">B</text:p>
          </table:table-cell>
          <table:table-cell table:style-name="Table3.A1" office:value-type="string">
            <text:p text:style-name="P18">1</text:p>
          </table:table-cell>
          <table:table-cell table:style-name="Table3.A1" office:value-type="string">
            <text:p text:style-name="P18">2</text:p>
          </table:table-cell>
          <table:table-cell table:style-name="Table3.A1" office:value-type="string">
            <text:p text:style-name="P18">3</text:p>
          </table:table-cell>
          <table:table-cell table:style-name="Table3.A1" office:value-type="string">
            <text:p text:style-name="P18">4</text:p>
          </table:table-cell>
          <table:table-cell table:style-name="Table3.A1" office:value-type="string">
            <text:p text:style-name="P18">5</text:p>
          </table:table-cell>
          <table:table-cell table:style-name="Table3.A1" office:value-type="string">
            <text:p text:style-name="P18">6</text:p>
          </table:table-cell>
          <table:table-cell table:style-name="Table3.A1" office:value-type="string">
            <text:p text:style-name="P18">7</text:p>
          </table:table-cell>
        </table:table-row>
        <table:table-row>
          <table:table-cell table:style-name="Table3.A1" table:number-columns-spanned="9" office:value-type="string">
            <text:p text:style-name="P24"><text:span text:style-name="Body_20_Text2"><text:span text:style-name="T30"><text:placeholder text:placeholder-type="text">&lt;for each="seq,item in enumerate(o.employee_dependents)"&gt;</text:placeholder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25"><text:span text:style-name="Body_20_Text2"><text:span text:style-name="T30"><text:placeholder text:placeholder-type="text">&lt;seq +1&gt;</text:placeholder></text:span></text:span></text:p>
          </table:table-cell>
          <table:table-cell table:style-name="Table3.A1" office:value-type="string">
            <text:p text:style-name="P25"><text:span text:style-name="Body_20_Text2"><text:span text:style-name="T30"><text:placeholder text:placeholder-type="text">&lt;item.name&gt;</text:placeholder></text:span></text:span></text:p>
          </table:table-cell>
          <table:table-cell table:style-name="Table3.A1" office:value-type="string">
            <text:p text:style-name="P26"><text:span text:style-name="Body_20_Text2"><text:span text:style-name="T30"><text:placeholder text:placeholder-type="text">&lt;item.social_insurance_code&gt;</text:placeholder></text:span></text:span></text:p>
          </table:table-cell>
          <table:table-cell table:style-name="Table3.A1" office:value-type="string">
            <text:p text:style-name="P26"><text:span text:style-name="Body_20_Text2"><text:span text:style-name="T30"><text:placeholder text:placeholder-type="text">&lt;get_vietname_date(item.birthday)&gt;</text:placeholder></text:span></text:span></text:p>
          </table:table-cell>
          <table:table-cell table:style-name="Table3.A1" office:value-type="string">
            <text:p text:style-name="P27"><text:span text:style-name="Body_20_Text2"><text:span text:style-name="T30"><text:placeholder text:placeholder-type="text">&lt;'Nam' if item.gender=='male' else 'Nữ'&gt;</text:placeholder></text:span></text:span></text:p>
          </table:table-cell>
          <table:table-cell table:style-name="Table3.A1" office:value-type="string">
            <text:p text:style-name="P28"><text:span text:style-name="Body_20_Text2"><text:span text:style-name="T30"><text:placeholder text:placeholder-type="text">&lt;item.identification_place_issue&gt;</text:placeholder></text:span></text:span></text:p>
          </table:table-cell>
          <table:table-cell table:style-name="Table3.A1" office:value-type="string">
            <text:p text:style-name="P29"><text:span text:style-name="Body_20_Text2"><text:span text:style-name="T30"><text:placeholder text:placeholder-type="text">&lt;item.relationship&gt;</text:placeholder></text:span></text:span></text:p>
          </table:table-cell>
          <table:table-cell table:style-name="Table3.A1" office:value-type="string">
            <text:p text:style-name="P30"><text:span text:style-name="Body_20_Text2"><text:span text:style-name="T30"><text:placeholder text:placeholder-type="text">&lt;item.identification_no&gt;</text:placeholder></text:span></text:span></text:p>
          </table:table-cell>
          <table:table-cell table:style-name="Table3.A1" office:value-type="string">
            <text:p text:style-name="P13"/>
          </table:table-cell>
        </table:table-row>
        <table:table-row>
          <table:table-cell table:style-name="Table3.A1" table:number-columns-spanned="9" office:value-type="string">
            <text:p text:style-name="P19"><text:span text:style-name="Body_20_Text2"><text:span text:style-name="T30"><text:placeholder text:placeholder-type="text">&lt;/for&gt;</text:placeholder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4"><text:span text:style-name="T33">(Ghi chú: Người kê khai có thể tra cứu Mã số BHXH và Mã hộ gia đình tại địa chỉ:</text:span><text:span text:style-name="T36"> </text:span><text:span text:style-name="T37">http://id.baohiemxahoi.gov.vn</text:span><text:span text:style-name="T36">)</text:span></text:p>
      <text:p text:style-name="P3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2" svg:font-family="'Times New Roman'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ody_20_text_20__28_11_29_" style:display-name="Body text (11)" style:family="paragraph" style:parent-style-name="Standard">
      <style:paragraph-properties fo:margin-top="0.0417in" fo:margin-bottom="0in" loext:contextual-spacing="false" style:line-height-at-least="0in" fo:orphans="0" fo:widows="0"/>
      <style:text-properties fo:font-size="8.5pt" fo:font-style="italic" fo:font-weight="bold" style:font-name-asian="Times New Roman1" style:font-family-asian="'Times New Roman'" style:font-family-generic-asian="roman" style:font-pitch-asian="variable" style:font-size-asian="8.5pt" style:font-style-asian="italic" style:font-weight-asian="bold" style:font-size-complex="8.5pt" style:font-style-complex="italic" style:font-weight-complex="bold"/>
    </style:style>
    <style:style style:name="Body_20_Text5" style:display-name="Body Text5" style:family="paragraph" style:parent-style-name="Standard">
      <style:paragraph-properties fo:margin-left="0in" fo:margin-right="0in" fo:margin-top="0.0835in" fo:margin-bottom="0.0417in" loext:contextual-spacing="false" style:line-height-at-least="0in" fo:text-align="justify" style:justify-single-word="false" fo:orphans="0" fo:widows="0" fo:text-indent="-1.222in" style:auto-text-indent="false"/>
      <style:text-properties fo:font-size="12.5pt" style:font-name-asian="Times New Roman1" style:font-family-asian="'Times New Roman'" style:font-family-generic-asian="roman" style:font-pitch-asian="variable" style:font-size-asian="12.5pt" style:font-size-complex="12.5pt"/>
    </style:style>
    <style:style style:name="Heading_20__23_4" style:display-name="Heading #4" style:family="paragraph" style:parent-style-name="Standard">
      <style:paragraph-properties fo:margin-top="0in" fo:margin-bottom="0.1252in" loext:contextual-spacing="false" style:line-height-at-least="0in" fo:text-align="justify" style:justify-single-word="false" fo:orphans="0" fo:widows="0"/>
      <style:text-properties fo:font-size="12.5pt" style:font-name-asian="Times New Roman1" style:font-family-asian="'Times New Roman'" style:font-family-generic-asian="roman" style:font-pitch-asian="variable" style:font-size-asian="12.5pt" style:font-size-complex="12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ody_20_text_20__28_13_29_" style:display-name="Body text (13)" style:family="paragraph" style:parent-style-name="Standard">
      <style:paragraph-properties fo:margin-top="0.0417in" fo:margin-bottom="0.1665in" loext:contextual-spacing="false" style:line-height-at-least="0in" fo:text-align="center" style:justify-single-word="false" fo:orphans="0" fo:widows="0"/>
      <style:text-properties fo:font-size="10.5pt" fo:font-style="italic" fo:font-weight="bold" style:font-name-asian="Times New Roman1" style:font-family-asian="'Times New Roman'" style:font-family-generic-asian="roman" style:font-pitch-asian="variable" style:font-size-asian="10.5pt" style:font-style-asian="italic" style:font-weight-asian="bold" style:font-size-complex="10.5pt" style:font-style-complex="italic" style:font-weight-complex="bold"/>
    </style:style>
    <style:style style:name="Table_20_Heading" style:display-name="Table Heading" style:family="paragraph" style:parent-style-name="Table_20_Contents" style:class="extra"/>
    <style:style style:name="Body_20_text_20__28_3_29_" style:display-name="Body text (3)" style:family="text">
      <style:text-properties fo:font-variant="normal" fo:text-transform="none" fo:color="#000000" style:text-line-through-style="none" style:text-line-through-type="none" style:text-position="0% 100%" style:font-name="Times New Roman1" fo:font-family="'Times New Roman'" style:font-family-generic="roman" style:font-pitch="variable" fo:font-size="12.5pt" fo:letter-spacing="normal" fo:language="vi" fo:country="VN" fo:font-style="normal" style:text-underline-style="none" fo:font-weight="bold" style:font-name-asian="Times New Roman1" style:font-family-asian="'Times New Roman'" style:font-family-generic-asian="roman" style:font-pitch-asian="variable" style:font-size-asian="12.5pt" style:font-style-asian="normal" style:font-weight-asian="bold" style:font-name-complex="Times New Roman1" style:font-family-complex="'Times New Roman'" style:font-family-generic-complex="roman" style:font-pitch-complex="variable" style:font-size-complex="12.5pt" style:font-style-complex="normal" style:font-weight-complex="bold" style:text-scale="100%"/>
    </style:style>
    <style:style style:name="Body_20_Text2" style:display-name="Body Text2" style:family="text">
      <style:text-properties fo:font-variant="normal" fo:text-transform="none" fo:color="#000000" style:text-line-through-style="none" style:text-line-through-type="none" style:text-position="0% 100%" style:font-name="Times New Roman1" fo:font-family="'Times New Roman'" style:font-family-generic="roman" style:font-pitch="variable" fo:font-size="12.5pt" fo:letter-spacing="normal" fo:language="vi" fo:country="VN" fo:font-style="normal" style:text-underline-style="none" fo:font-weight="normal" style:font-name-asian="Times New Roman1" style:font-family-asian="'Times New Roman'" style:font-family-generic-asian="roman" style:font-pitch-asian="variable" style:font-size-asian="12.5pt" style:font-style-asian="normal" style:font-weight-asian="normal" style:font-name-complex="Times New Roman1" style:font-family-complex="'Times New Roman'" style:font-family-generic-complex="roman" style:font-pitch-complex="variable" style:font-size-complex="12.5pt" style:font-style-complex="normal" style:font-weight-complex="normal" style:text-scale="100%"/>
    </style:style>
    <style:style style:name="Numbering_20_Symbols" style:display-name="Numbering Symbols" style:family="text"/>
    <style:style style:name="Body_20_text_20__28_13_29__20__2b__20_11.5_20_pt" style:display-name="Body text (13) + 11.5 pt" style:family="text">
      <style:text-properties fo:font-variant="normal" fo:text-transform="none" fo:color="#000000" style:text-line-through-style="none" style:text-line-through-type="none" style:text-position="0% 100%" style:font-name="Times New Roman1" fo:font-family="'Times New Roman'" style:font-family-generic="roman" style:font-pitch="variable" fo:font-size="11.5pt" fo:letter-spacing="normal" fo:language="vi" fo:country="VN" fo:font-style="italic" style:text-underline-style="none" fo:font-weight="bold" style:font-name-asian="Times New Roman1" style:font-family-asian="'Times New Roman'" style:font-family-generic-asian="roman" style:font-pitch-asian="variable" style:font-size-asian="11.5pt" style:font-style-asian="italic" style:font-weight-asian="bold" style:font-name-complex="Times New Roman1" style:font-family-complex="'Times New Roman'" style:font-family-generic-complex="roman" style:font-pitch-complex="variable" style:font-size-complex="11.5pt" style:font-style-complex="italic" style:font-weight-complex="bold" style:text-scale="100%"/>
    </style:style>
    <style:style style:name="Body_20_text_20__28_2_29__20__2b__20_Not_20_Italic" style:display-name="Body text (2) + Not Italic" style:family="text">
      <style:text-properties fo:font-variant="normal" fo:text-transform="none" fo:color="#000000" style:text-line-through-style="none" style:text-line-through-type="none" style:text-position="0% 100%" style:font-name="Times New Roman1" fo:font-family="'Times New Roman'" style:font-family-generic="roman" style:font-pitch="variable" fo:font-size="12.5pt" fo:letter-spacing="normal" fo:language="vi" fo:country="VN" fo:font-style="italic" style:text-underline-style="none" fo:font-weight="normal" style:font-name-asian="Times New Roman1" style:font-family-asian="'Times New Roman'" style:font-family-generic-asian="roman" style:font-pitch-asian="variable" style:font-size-asian="12.5pt" style:font-style-asian="italic" style:font-weight-asian="normal" style:font-name-complex="Times New Roman1" style:font-family-complex="'Times New Roman'" style:font-family-generic-complex="roman" style:font-pitch-complex="variable" style:font-size-complex="12.5pt" style:font-style-complex="italic" style:font-weight-complex="normal" style:text-scale="100%"/>
    </style:style>
    <style:style style:name="Body_20_text_20__28_2_29_" style:display-name="Body text (2)" style:family="text">
      <style:text-properties fo:font-variant="normal" fo:text-transform="none" fo:color="#000000" style:text-line-through-style="none" style:text-line-through-type="none" style:text-position="0% 100%" style:font-name="Times New Roman1" fo:font-family="'Times New Roman'" style:font-family-generic="roman" style:font-pitch="variable" fo:font-size="12.5pt" fo:letter-spacing="normal" fo:language="vi" fo:country="VN" fo:font-style="italic" style:text-underline-style="none" fo:font-weight="normal" style:font-name-asian="Times New Roman1" style:font-family-asian="'Times New Roman'" style:font-family-generic-asian="roman" style:font-pitch-asian="variable" style:font-size-asian="12.5pt" style:font-style-asian="italic" style:font-weight-asian="normal" style:font-name-complex="Times New Roman1" style:font-family-complex="'Times New Roman'" style:font-family-generic-complex="roman" style:font-pitch-complex="variable" style:font-size-complex="12.5pt" style:font-style-complex="italic" style:font-weight-complex="normal" style:text-scale="100%"/>
    </style:style>
    <style:style style:name="Character_5f_20_5f_style" style:display-name="Character_20_style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3">
      <text:list-level-style-number text:level="1" text:style-name="Character_5f_20_5f_style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Character_5f_20_5f_style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Character_5f_20_5f_style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Character_5f_20_5f_style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Character_5f_20_5f_style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Character_5f_20_5f_style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Character_5f_20_5f_style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Character_5f_20_5f_style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Character_5f_20_5f_style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Character_5f_20_5f_style" style:num-prefix="[" style:num-suffix="]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Character_5f_20_5f_style" style:num-prefix="[" style:num-suffix="]" style:num-format="1" text:start-value="2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Character_5f_20_5f_style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Character_5f_20_5f_style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Character_5f_20_5f_style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Character_5f_20_5f_style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Character_5f_20_5f_style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Character_5f_20_5f_style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Character_5f_20_5f_style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text:style-name="Character_5f_20_5f_style" style:num-prefix="[" style:num-suffix="]" style:num-format="1" text:start-value="1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Character_5f_20_5f_style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Character_5f_20_5f_style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Character_5f_20_5f_style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Character_5f_20_5f_style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Character_5f_20_5f_style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Character_5f_20_5f_style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Character_5f_20_5f_style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Character_5f_20_5f_style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4799in" fo:margin-bottom="0.9799in" fo:margin-left="1.1799in" fo:margin-right="0.3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5:28:19.482563199</meta:creation-date>
    <dc:date>2017-11-09T09:09:10.417521547</dc:date>
    <meta:editing-duration>PT9H43M38S</meta:editing-duration>
    <meta:editing-cycles>321</meta:editing-cycles>
    <meta:generator>LibreOffice/5.1.6.2$Linux_X86_64 LibreOffice_project/10m0$Build-2</meta:generator>
    <meta:document-statistic meta:table-count="3" meta:image-count="2" meta:object-count="0" meta:page-count="2" meta:paragraph-count="72" meta:word-count="525" meta:character-count="3298" meta:non-whitespace-character-count="2711"/>
  </office:meta>
</office:document-meta>
</file>